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.0417in" fo:margin-bottom="0.0417in" loext:contextual-spacing="false" fo:line-height="100%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3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</text:span><text:span text:style-name="T2"><text:line-break/></text:span><text:span text:style-name="T3">Unidad 09. Guía de estudio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Noviembre 2025</text:span></text:p>
      <text:p text:style-name="P5"/>
      <text:p text:style-name="P4"><text:span text:style-name="T6">Unidad 09. Backups</text:span></text:p>
      <text:list xml:id="list2415645956" text:style-name="WWNum3">
        <text:list-item>
          <text:p text:style-name="P15"><text:bookmark text:name="_dbh0n1vac4c8"/>Fechas</text:p>
        </text:list-item>
      </text:list>
      <text:p text:style-name="Standard">Desde 26/01/2026 a 01/02/2026. La duración de esta unidad es de 1 semana.</text:p>
      <text:list xml:id="list2958859788785" text:continue-numbering="true" text:style-name="WWNum3">
        <text:list-item>
          <text:p text:style-name="P15">Conocimientos previos</text:p>
        </text:list-item>
      </text:list>
      <text:p text:style-name="P6">Unidades anteriores, especialmente la unidad 07.</text:p>
      <text:list xml:id="list2958907115374" text:continue-numbering="true" text:style-name="WWNum3">
        <text:list-item>
          <text:p text:style-name="P15">Objetivos</text:p>
        </text:list-item>
      </text:list>
      <text:list xml:id="list414514302" text:style-name="WWNum4">
        <text:list-item>
          <text:p text:style-name="P7">Comprender qué es una copia de seguridad (backup).</text:p>
        </text:list-item>
        <text:list-item>
          <text:p text:style-name="P7">Comprender por qué una copia de seguridad es importante.</text:p>
        </text:list-item>
        <text:list-item>
          <text:p text:style-name="P7">Conocer qué es una política de copias de seguridad.</text:p>
        </text:list-item>
        <text:list-item>
          <text:p text:style-name="P7">Conocer los diferentes tipos de copias de seguridad.</text:p>
        </text:list-item>
        <text:list-item>
          <text:p text:style-name="P7">Conocer los distintos soportes utilizados para realizar copias de seguridad.</text:p>
        </text:list-item>
        <text:list-item>
          <text:p text:style-name="P7">Comprender qué es un sistema RAID.</text:p>
        </text:list-item>
        <text:list-item>
          <text:p text:style-name="P7">Conocer cuáles son los niveles RAID.</text:p>
        </text:list-item>
      </text:list>
      <text:list xml:id="list2959419973173" text:continue-list="list2958907115374" text:style-name="WWNum3">
        <text:list-item>
          <text:p text:style-name="P15">Contenidos</text:p>
        </text:list-item>
      </text:list>
      <text:list xml:id="list1542949282" text:style-name="WWNum2">
        <text:list-item>
          <text:p text:style-name="P8">Copias de seguridad</text:p>
        </text:list-item>
        <text:list-item>
          <text:p text:style-name="P8">Política de copias de seguridad</text:p>
        </text:list-item>
        <text:list-item>
          <text:p text:style-name="P8">Tipos de copias de seguridad</text:p>
        </text:list-item>
        <text:list-item>
          <text:p text:style-name="P8">Sistemas RAID</text:p>
        </text:list-item>
      </text:list>
      <text:list xml:id="list2960329883640" text:continue-list="list2959419973173" text:style-name="WWNum3">
        <text:list-item>
          <text:p text:style-name="P15">Actividades</text:p>
        </text:list-item>
      </text:list>
      <text:list xml:id="list3845200465" text:style-name="WWNum1">
        <text:list-item>
          <text:p text:style-name="P9">Actividades no evaluables.</text:p>
        </text:list-item>
      </text:list>
      <text:list xml:id="list2960039717163" text:continue-list="list2960329883640" text:style-name="WWNum3">
        <text:list-item>
          <text:p text:style-name="P15">Recomendaciones</text:p>
        </text:list-item>
      </text:list>
      <text:p text:style-name="Standard">Esta es una unidad breve y sencilla, pero es importante comprender bien cada concepto. Es muy recomendable elaborar un esquema y un resumen para ayudarte a retener los contenidos de esta unida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9. Backups</text:span></text:p>
      </style:header>
      <style:footer>
        <text:p text:style-name="MP4"><text:span text:style-name="MT1">CFGS DAM/DAW<text:tab/><text:tab/>Unit 09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8" meta:word-count="180" meta:character-count="1095" meta:non-whitespace-character-count="958"/>
    <meta:generator>LibreOfficeDev/6.0.5.2$Linux_X86_64 LibreOffice_project/</meta:generator>
  </office:meta>
</office:document-meta>
</file>